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64dd2" officeooo:paragraph-rsid="00064dd2"/>
    </style:style>
    <style:style style:name="P2" style:family="paragraph" style:parent-style-name="Table_20_Contents">
      <style:text-properties officeooo:rsid="00064dd2" officeooo:paragraph-rsid="000a4f49"/>
    </style:style>
    <style:style style:name="P3" style:family="paragraph" style:parent-style-name="Table_20_Contents">
      <style:text-properties officeooo:rsid="0007fad9" officeooo:paragraph-rsid="0007fa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raming in Data Link Layer</text:h>
      <table:table table:name="Table1" table:style-name="Table1">
        <table:table-column table:style-name="Table1.A" table:number-columns-repeated="2"/>
        <table:table-row table:style-name="TableLine93865398817488">
          <table:table-cell table:style-name="Table1.A1" office:value-type="string">
            <text:p text:style-name="P1">Framing is function of data link layer </text:p>
          </table:table-cell>
          <table:table-cell table:style-name="Table1.A1" office:value-type="string">
            <text:p text:style-name="P1">It provide a way for a sender to send sets of data that is meaningful for the receiver</text:p>
          </table:table-cell>
        </table:table-row>
        <table:table-row table:style-name="TableLine93865398817488">
          <table:table-cell table:style-name="Table1.A1" office:value-type="string">
            <text:p text:style-name="P2">Ethernet </text:p>
            <text:p text:style-name="P2">token ring</text:p>
            <text:p text:style-name="P2"><text:s/>and frame relay</text:p>
            <text:p text:style-name="P2"><text:s/>are data link technologies have there own Fame structure</text:p>
          </table:table-cell>
          <table:table-cell table:style-name="Table1.A1" office:value-type="string">
            <text:p text:style-name="P3">Frame have Header that contain information like error checking</text:p>
          </table:table-cell>
        </table:table-row>
        <table:table-row table:style-name="TableLine938653988174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988174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988174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988174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988174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988174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988174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988174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988174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6:33:11.696454567</meta:creation-date>
    <dc:date>2022-01-11T18:33:25.261022193</dc:date>
    <meta:editing-duration>PT2H12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8" meta:word-count="54" meta:character-count="305" meta:non-whitespace-character-count="255"/>
  </office:meta>
</office:document-meta>
</file>